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375cm" table:align="left"/>
    </style:style>
    <style:style style:name="Table1.A" style:family="table-column">
      <style:table-column-properties style:column-width="7.345cm"/>
    </style:style>
    <style:style style:name="Table1.B" style:family="table-column">
      <style:table-column-properties style:column-width="2.0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Table_20_Contents">
      <style:text-properties fo:font-weight="bold" officeooo:rsid="0001df95" officeooo:paragraph-rsid="0001df95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weight="bold" officeooo:rsid="0001df95" officeooo:paragraph-rsid="0001df95" style:font-weight-asian="bold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cm" fo:margin-bottom="0cm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4">
      <style:paragraph-properties fo:margin-top="0cm" fo:margin-bottom="0cm" style:contextual-spacing="false"/>
      <style:text-properties officeooo:rsid="00017b75" officeooo:paragraph-rsid="00017b75"/>
    </style:style>
    <style:style style:name="P29" style:family="paragraph" style:parent-style-name="Text_20_body" style:list-style-name="L4">
      <style:text-properties officeooo:rsid="00017b75" officeooo:paragraph-rsid="00017b75"/>
    </style:style>
    <style:style style:name="P30" style:family="paragraph" style:parent-style-name="Text_20_body">
      <style:paragraph-properties fo:break-before="page"/>
    </style:style>
    <style:style style:name="T1" style:family="text">
      <style:text-properties officeooo:rsid="0001b83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2" text:outline-level="1"><text:span text:style-name="Strong_20_Emphasis">Projet ATP</text:span></text:h>
      <text:h text:style-name="P2" text:outline-level="1"><text:span text:style-name="Strong_20_Emphasis">Auteur:</text:span> Nessim LIAMANI</text:h>
      <text:h text:style-name="P2" text:outline-level="1"><text:span text:style-name="Strong_20_Emphasis">Date:</text:span> <text:span text:style-name="T1">Vendredi 28/06/2024</text:span></text:h>
      <text:h text:style-name="P2" text:outline-level="1"/>
      <text:p text:style-name="P30"/>
      <text:h text:style-name="Heading_20_1" text:outline-level="1">Table des matières</text:h>
      <text:list text:style-name="L1">
        <text:list-item>
          <text:p text:style-name="P10"><text:a xlink:type="simple" xlink:href="#introduction" text:style-name="Internet_20_link" text:visited-style-name="Visited_20_Internet_20_Link">Introduction</text:a></text:p>
        </text:list-item>
        <text:list-item>
          <text:p text:style-name="P10"><text:a xlink:type="simple" xlink:href="#gestion-de-projet" text:style-name="Internet_20_link" text:visited-style-name="Visited_20_Internet_20_Link">Gestion de Projet</text:a></text:p>
          <text:list>
            <text:list-item>
              <text:p text:style-name="P10"><text:a xlink:type="simple" xlink:href="#planification-initiale" text:style-name="Internet_20_link" text:visited-style-name="Visited_20_Internet_20_Link">Planification Initiale</text:a></text:p>
            </text:list-item>
            <text:list-item>
              <text:p text:style-name="P10"><text:a xlink:type="simple" xlink:href="#exemples-de-t%C3%A2ches" text:style-name="Internet_20_link" text:visited-style-name="Visited_20_Internet_20_Link">Exemples de Tâches</text:a></text:p>
            </text:list-item>
            <text:list-item>
              <text:p text:style-name="P10"><text:a xlink:type="simple" xlink:href="#gestion-des-risques" text:style-name="Internet_20_link" text:visited-style-name="Visited_20_Internet_20_Link">Gestion des Risques</text:a></text:p>
            </text:list-item>
          </text:list>
        </text:list-item>
        <text:list-item>
          <text:p text:style-name="P10"><text:a xlink:type="simple" xlink:href="#configuration-de-lenvironnement" text:style-name="Internet_20_link" text:visited-style-name="Visited_20_Internet_20_Link">Configuration de l'Environnement</text:a></text:p>
          <text:list>
            <text:list-item>
              <text:p text:style-name="P10"><text:a xlink:type="simple" xlink:href="#outils-n%C3%A9cessaires" text:style-name="Internet_20_link" text:visited-style-name="Visited_20_Internet_20_Link">Outils Nécessaires</text:a></text:p>
            </text:list-item>
          </text:list>
        </text:list-item>
        <text:list-item>
          <text:p text:style-name="P10"><text:a xlink:type="simple" xlink:href="#pr%C3%A9paration-des-donn%C3%A9es-et-processus-etl" text:style-name="Internet_20_link" text:visited-style-name="Visited_20_Internet_20_Link">Préparation des Données et Processus ETL</text:a></text:p>
          <text:list>
            <text:list-item>
              <text:p text:style-name="P10"><text:a xlink:type="simple" xlink:href="#t%C3%A9l%C3%A9charger-et-organiser-les-donn%C3%A9es" text:style-name="Internet_20_link" text:visited-style-name="Visited_20_Internet_20_Link">Télécharger et Organiser les Données</text:a></text:p>
            </text:list-item>
            <text:list-item>
              <text:p text:style-name="P10"><text:a xlink:type="simple" xlink:href="#cr%C3%A9er-la-base-de-donn%C3%A9es-principale-et-les-tables" text:style-name="Internet_20_link" text:visited-style-name="Visited_20_Internet_20_Link">Créer la Base de Données Principale et les Tables</text:a></text:p>
            </text:list-item>
            <text:list-item>
              <text:p text:style-name="P10"><text:a xlink:type="simple" xlink:href="#charger-les-donn%C3%A9es-dans-la-base-de-donn%C3%A9es-principale" text:style-name="Internet_20_link" text:visited-style-name="Visited_20_Internet_20_Link">Charger les Données dans la Base de Données Principale</text:a></text:p>
            </text:list-item>
            <text:list-item>
              <text:p text:style-name="P10"><text:a xlink:type="simple" xlink:href="#cr%C3%A9er-lentrep%C3%B4t-de-donn%C3%A9es-et-peupler-les-donn%C3%A9es" text:style-name="Internet_20_link" text:visited-style-name="Visited_20_Internet_20_Link">Créer l'Entrepôt de Données et Peupler les Données</text:a></text:p>
            </text:list-item>
          </text:list>
        </text:list-item>
        <text:list-item>
          <text:p text:style-name="P10"><text:a xlink:type="simple" xlink:href="#analyse-et-visualisation-des-donn%C3%A9es" text:style-name="Internet_20_link" text:visited-style-name="Visited_20_Internet_20_Link">Analyse et Visualisation des Données</text:a></text:p>
          <text:list>
            <text:list-item>
              <text:p text:style-name="P10"><text:a xlink:type="simple" xlink:href="#nettoyage-et-transformation-des-donn%C3%A9es" text:style-name="Internet_20_link" text:visited-style-name="Visited_20_Internet_20_Link">Nettoyage et Transformation des Données</text:a></text:p>
            </text:list-item>
            <text:list-item>
              <text:p text:style-name="P10"><text:a xlink:type="simple" xlink:href="#charger-les-donn%C3%A9es-dans-power-bi" text:style-name="Internet_20_link" text:visited-style-name="Visited_20_Internet_20_Link">Charger les Données dans Power BI</text:a></text:p>
            </text:list-item>
            <text:list-item>
              <text:p text:style-name="P10"><text:a xlink:type="simple" xlink:href="#exemples-de-questions-m%C3%A9tier" text:style-name="Internet_20_link" text:visited-style-name="Visited_20_Internet_20_Link">Exemples de Questions Métier</text:a></text:p>
            </text:list-item>
            <text:list-item>
              <text:p text:style-name="P10"><text:a xlink:type="simple" xlink:href="#visualisations-power-bi" text:style-name="Internet_20_link" text:visited-style-name="Visited_20_Internet_20_Link">Visualisations Power BI</text:a></text:p>
            </text:list-item>
          </text:list>
        </text:list-item>
        <text:list-item>
          <text:p text:style-name="P9"><text:a xlink:type="simple" xlink:href="#conclusion" text:style-name="Internet_20_link" text:visited-style-name="Visited_20_Internet_20_Link">Conclusion</text:a></text:p>
        </text:list-item>
      </text:list>
      <text:p text:style-name="Horizontal_20_Line"/>
      <text:h text:style-name="Heading_20_1" text:outline-level="1"/>
      <text:h text:style-name="P1" text:outline-level="1">Introduction</text:h>
      <text:p text:style-name="Text_20_body">Cette documentation décrit les étapes nécessaires pour mener à bien le projet ATP, impliquant la configuration des bases de données, le nettoyage des données, l'exécution des processus ETL et la création de visualisations.</text:p>
      <text:p text:style-name="Horizontal_20_Line"/>
      <text:h text:style-name="Heading_20_1" text:outline-level="1">Gestion de Projet</text:h>
      <text:h text:style-name="Heading_20_2" text:outline-level="2">Planification Initiale</text:h>
      <text:list text:style-name="L2">
        <text:list-item>
          <text:p text:style-name="P12">Définir la portée du projet</text:p>
        </text:list-item>
        <text:list-item>
          <text:p text:style-name="P12">Identifier les parties prenantes</text:p>
        </text:list-item>
        <text:list-item>
          <text:p text:style-name="P11">Définir les objectifs du projet</text:p>
        </text:list-item>
      </text:list>
      <text:h text:style-name="Heading_20_2" text:outline-level="2">Exemples de Tâch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âche</text:p>
            </table:table-cell>
            <table:table-cell table:style-name="Table1.A1" office:value-type="string">
              <text:p text:style-name="Table_20_Heading">Durée</text:p>
            </table:table-cell>
          </table:table-row>
        </table:table-header-rows>
        <table:table-row>
          <table:table-cell table:style-name="Table1.A1" office:value-type="string">
            <text:p text:style-name="Table_20_Contents">Planification Initiale</text:p>
          </table:table-cell>
          <table:table-cell table:style-name="Table1.A1" office:value-type="string">
            <text:p text:style-name="Table_20_Contents">0.5 jour(s)</text:p>
          </table:table-cell>
        </table:table-row>
        <table:table-row>
          <table:table-cell table:style-name="Table1.A1" office:value-type="string">
            <text:p text:style-name="Table_20_Contents">Acquisition de Données</text:p>
          </table:table-cell>
          <table:table-cell table:style-name="Table1.A1" office:value-type="string">
            <text:p text:style-name="Table_20_Contents">0.5 jour(s)</text:p>
          </table:table-cell>
        </table:table-row>
        <table:table-row>
          <table:table-cell table:style-name="Table1.A1" office:value-type="string">
            <text:p text:style-name="Table_20_Contents">Configuration de l'Environnement</text:p>
          </table:table-cell>
          <table:table-cell table:style-name="Table1.A1" office:value-type="string">
            <text:p text:style-name="Table_20_Contents">0.2 jour(s)</text:p>
          </table:table-cell>
        </table:table-row>
        <table:table-row>
          <table:table-cell table:style-name="Table1.A1" office:value-type="string">
            <text:p text:style-name="Table_20_Contents">Configuration de la Base de Données</text:p>
          </table:table-cell>
          <table:table-cell table:style-name="Table1.A1" office:value-type="string">
            <text:p text:style-name="Table_20_Contents">0.5 jour(s)</text:p>
          </table:table-cell>
        </table:table-row>
        <table:table-row>
          <table:table-cell table:style-name="Table1.A1" office:value-type="string">
            <text:p text:style-name="Table_20_Contents">Chargement des Données</text:p>
          </table:table-cell>
          <table:table-cell table:style-name="Table1.A1" office:value-type="string">
            <text:p text:style-name="Table_20_Contents">1 jour(s)</text:p>
          </table:table-cell>
        </table:table-row>
        <table:table-row>
          <table:table-cell table:style-name="Table1.A1" office:value-type="string">
            <text:p text:style-name="Table_20_Contents">Création de l'Entrepôt de Données</text:p>
          </table:table-cell>
          <table:table-cell table:style-name="Table1.A1" office:value-type="string">
            <text:p text:style-name="Table_20_Contents">1 jour(s)</text:p>
          </table:table-cell>
        </table:table-row>
        <table:table-row>
          <table:table-cell table:style-name="Table1.A1" office:value-type="string">
            <text:p text:style-name="Table_20_Contents">Nettoyage et Transformation des Données</text:p>
          </table:table-cell>
          <table:table-cell table:style-name="Table1.A1" office:value-type="string">
            <text:p text:style-name="Table_20_Contents">1 jour(s)</text:p>
          </table:table-cell>
        </table:table-row>
        <table:table-row>
          <table:table-cell table:style-name="Table1.A1" office:value-type="string">
            <text:p text:style-name="Table_20_Contents">Analyse et Visualisation des Données</text:p>
          </table:table-cell>
          <table:table-cell table:style-name="Table1.A1" office:value-type="string">
            <text:p text:style-name="Table_20_Contents">1 jour(s)</text:p>
          </table:table-cell>
        </table:table-row>
        <table:table-row>
          <table:table-cell table:style-name="Table1.A1" office:value-type="string">
            <text:p text:style-name="Table_20_Contents">Test et Validation</text:p>
          </table:table-cell>
          <table:table-cell table:style-name="Table1.A1" office:value-type="string">
            <text:p text:style-name="Table_20_Contents">0.5 jour(s)</text:p>
          </table:table-cell>
        </table:table-row>
        <table:table-row>
          <table:table-cell table:style-name="Table1.A1" office:value-type="string">
            <text:p text:style-name="Table_20_Contents">Documentation et Rapport</text:p>
          </table:table-cell>
          <table:table-cell table:style-name="Table1.A1" office:value-type="string">
            <text:p text:style-name="Table_20_Contents">0.5 jour(s)</text:p>
          </table:table-cell>
        </table:table-row>
        <table:table-row>
          <table:table-cell table:style-name="Table1.A1" office:value-type="string">
            <text:p text:style-name="P8">Total : </text:p>
          </table:table-cell>
          <table:table-cell table:style-name="Table1.A1" office:value-type="string">
            <text:p text:style-name="P7">6,7 jour(s)</text:p>
          </table:table-cell>
        </table:table-row>
      </table:table>
      <text:h text:style-name="Heading_20_2" text:outline-level="2">Gestion des Risques</text:h>
      <text:list text:style-name="L3">
        <text:list-item>
          <text:p text:style-name="P14">Incohérences de données : Vérifications régulières de validation des données</text:p>
        </text:list-item>
        <text:list-item>
          <text:p text:style-name="P13">Erreurs de script : Contrôle de version et test des scripts</text:p>
        </text:list-item>
      </text:list>
      <text:p text:style-name="Horizontal_20_Line"/>
      <text:h text:style-name="Heading_20_1" text:outline-level="1">Configuration de l'Environnement</text:h>
      <text:h text:style-name="Heading_20_2" text:outline-level="2">Outils Nécessaires</text:h>
      <text:list text:style-name="L4">
        <text:list-item>
          <text:p text:style-name="P15">SQL Server 2022</text:p>
        </text:list-item>
        <text:list-item>
          <text:p text:style-name="P15">Python (avec pandas et numpy)</text:p>
        </text:list-item>
        <text:list-item>
          <text:p text:style-name="P28">PowerShell</text:p>
        </text:list-item>
        <text:list-item>
          <text:p text:style-name="P29">Windows Task Scheduler</text:p>
        </text:list-item>
      </text:list>
      <text:p text:style-name="Horizontal_20_Line"/>
      <text:h text:style-name="Heading_20_1" text:outline-level="1">Préparation des Données et Processus ETL</text:h>
      <text:h text:style-name="Heading_20_2" text:outline-level="2">Télécharger et Organiser les Données</text:h>
      <text:list text:style-name="L5">
        <text:list-item>
          <text:p text:style-name="P17">Créer un répertoire pour le projet</text:p>
        </text:list-item>
        <text:list-item>
          <text:p text:style-name="P17">Télécharger les données des matchs et des joueurs ATP</text:p>
        </text:list-item>
        <text:list-item>
          <text:p text:style-name="P16">Enregistrer les fichiers dans le répertoire désigné</text:p>
        </text:list-item>
      </text:list>
      <text:h text:style-name="Heading_20_2" text:outline-level="2">Créer la Base de Données Principale et les Tables</text:h>
      <text:p text:style-name="Text_20_body">Script SQL pour créer la base de données principale et les tables (ATP_0_Main):</text:p>
      <text:p text:style-name="Preformatted_20_Text">sql</text:p>
      <text:p text:style-name="Preformatted_20_Text">Copy code</text:p>
      <text:p text:style-name="P3"><text:span text:style-name="Source_20_Text">-- Créer la base de données principale</text:span></text:p>
      <text:p text:style-name="P5"><text:span text:style-name="Source_20_Text">-- ...</text:span></text:p>
      <text:p text:style-name="P5"/>
      <text:p text:style-name="P5"><text:span text:style-name="Source_20_Text">-- Utiliser la base de données</text:span></text:p>
      <text:p text:style-name="P5"><text:span text:style-name="Source_20_Text">-- ...</text:span></text:p>
      <text:p text:style-name="P5"/>
      <text:p text:style-name="P5"><text:span text:style-name="Source_20_Text">-- Créer les tables</text:span></text:p>
      <text:p text:style-name="P6"><text:span text:style-name="Source_20_Text">-- ...</text:span></text:p>
      <text:h text:style-name="Heading_20_2" text:outline-level="2">Charger les Données dans la Base de Données Principale</text:h>
      <text:p text:style-name="Text_20_body">Script Python pour charger les données CSV dans SQL Server en utilisant pandas:</text:p>
      <text:p text:style-name="Preformatted_20_Text">python</text:p>
      <text:p text:style-name="Preformatted_20_Text">Copy code</text:p>
      <text:p text:style-name="P4"><text:span text:style-name="Source_20_Text"># Placeholder pour le script Python</text:span></text:p>
      <text:p text:style-name="Text_20_body">Script PowerShell pour exécuter le script Python:</text:p>
      <text:p text:style-name="Preformatted_20_Text">powershell</text:p>
      <text:p text:style-name="Preformatted_20_Text">Copy code</text:p>
      <text:p text:style-name="P4"><text:span text:style-name="Source_20_Text"># Placeholder pour le script PowerShell</text:span></text:p>
      <text:h text:style-name="Heading_20_2" text:outline-level="2">Créer l'Entrepôt de Données et Peupler les Données</text:h>
      <text:p text:style-name="Text_20_body">Script SQL pour créer l'entrepôt de données et les tables (ATP_1_DWH):</text:p>
      <text:p text:style-name="Preformatted_20_Text">sql</text:p>
      <text:p text:style-name="Preformatted_20_Text">Copy code</text:p>
      <text:p text:style-name="P4"><text:span text:style-name="Source_20_Text">-- Placeholder pour le script SQL</text:span></text:p>
      <text:p text:style-name="Text_20_body">Script Python pour peupler l'entrepôt de données à partir de la base de données principale:</text:p>
      <text:p text:style-name="Preformatted_20_Text">python</text:p>
      <text:p text:style-name="Preformatted_20_Text">Copy code</text:p>
      <text:p text:style-name="P4"><text:span text:style-name="Source_20_Text"># Placeholder pour le script Python</text:span></text:p>
      <text:p text:style-name="Text_20_body"><text:soft-page-break/>Script PowerShell pour exécuter le script Python pour l'entrepôt de données:</text:p>
      <text:p text:style-name="Preformatted_20_Text">powershell</text:p>
      <text:p text:style-name="Preformatted_20_Text">Copy code</text:p>
      <text:p text:style-name="P4"><text:span text:style-name="Source_20_Text"># Placeholder pour le script PowerShell</text:span></text:p>
      <text:p text:style-name="Horizontal_20_Line"/>
      <text:h text:style-name="Heading_20_1" text:outline-level="1">Analyse et Visualisation des Données</text:h>
      <text:h text:style-name="Heading_20_2" text:outline-level="2">Nettoyage et Transformation des Données</text:h>
      <text:list text:style-name="L6">
        <text:list-item>
          <text:p text:style-name="P19">Identifier les incohérences de données</text:p>
        </text:list-item>
        <text:list-item>
          <text:p text:style-name="P19">Écrire des scripts pour le nettoyage et la transformation des données</text:p>
        </text:list-item>
        <text:list-item>
          <text:p text:style-name="P18">Valider les données transformées</text:p>
        </text:list-item>
      </text:list>
      <text:h text:style-name="Heading_20_2" text:outline-level="2">Charger les Données dans Power BI</text:h>
      <text:list text:style-name="L7">
        <text:list-item>
          <text:p text:style-name="P21">Connecter Power BI à l'entrepôt de données</text:p>
        </text:list-item>
        <text:list-item>
          <text:p text:style-name="P20">Créer des rapports pour répondre aux questions métier</text:p>
        </text:list-item>
      </text:list>
      <text:h text:style-name="Heading_20_2" text:outline-level="2">Exemples de Questions Métier</text:h>
      <text:list text:style-name="L8">
        <text:list-item>
          <text:p text:style-name="P23">Qui a remporté le plus de matchs entre 2010 et 2017 ?</text:p>
        </text:list-item>
        <text:list-item>
          <text:p text:style-name="P23">Quelle est la durée moyenne d'un match en 3 sets ?</text:p>
        </text:list-item>
        <text:list-item>
          <text:p text:style-name="P22">Qui a réussi le plus d'aces en 2010, en 2011, etc. ?</text:p>
        </text:list-item>
      </text:list>
      <text:h text:style-name="Heading_20_2" text:outline-level="2">Visualisations Power BI</text:h>
      <text:list text:style-name="L9">
        <text:list-item>
          <text:p text:style-name="P25">Concevoir les visualisations dans Power BI</text:p>
        </text:list-item>
        <text:list-item>
          <text:p text:style-name="P25">Créer des visualisations pour chaque question métier</text:p>
        </text:list-item>
        <text:list-item>
          <text:p text:style-name="P24">Valider les visualisations par rapport aux données</text:p>
        </text:list-item>
      </text:list>
      <text:p text:style-name="Horizontal_20_Line"/>
      <text:h text:style-name="Heading_20_1" text:outline-level="1">Conclusion</text:h>
      <text:list text:style-name="L10">
        <text:list-item>
          <text:p text:style-name="P27">Compiler le rapport final avec les conclusions et les visualisations</text:p>
        </text:list-item>
        <text:list-item>
          <text:p text:style-name="P27">Revoir le projet pour s'assurer de son exhaustivité</text:p>
        </text:list-item>
        <text:list-item>
          <text:p text:style-name="P26">Présenter le rapport final aux parties prenante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12:56:09.736000000</meta:creation-date>
    <dc:date>2024-06-28T13:01:19.569000000</dc:date>
    <meta:editing-duration>PT5M9S</meta:editing-duration>
    <meta:editing-cycles>4</meta:editing-cycles>
    <meta:generator>LibreOffice/24.2.4.2$Windows_X86_64 LibreOffice_project/51a6219feb6075d9a4c46691dcfe0cd9c4fff3c2</meta:generator>
    <meta:document-statistic meta:table-count="1" meta:image-count="0" meta:object-count="0" meta:page-count="4" meta:paragraph-count="120" meta:word-count="633" meta:character-count="3794" meta:non-whitespace-character-count="3324"/>
  </office:meta>
</office:document-meta>
</file>